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55c5c" officeooo:paragraph-rsid="000f4884"/>
    </style:style>
    <style:style style:name="P2" style:family="paragraph" style:parent-style-name="Text_20_body">
      <style:text-properties officeooo:rsid="000f4884" officeooo:paragraph-rsid="000f4884"/>
    </style:style>
    <style:style style:name="P3" style:family="paragraph" style:parent-style-name="Text_20_body">
      <style:text-properties officeooo:rsid="0012d2f1" officeooo:paragraph-rsid="0012d2f1"/>
    </style:style>
    <style:style style:name="P4" style:family="paragraph" style:parent-style-name="Text_20_body">
      <style:text-properties officeooo:rsid="0012d2f1" officeooo:paragraph-rsid="001a187d"/>
    </style:style>
    <style:style style:name="P5" style:family="paragraph" style:parent-style-name="Text_20_body">
      <style:text-properties officeooo:paragraph-rsid="0012d2f1"/>
    </style:style>
    <style:style style:name="P6" style:family="paragraph" style:parent-style-name="Text_20_body">
      <style:text-properties officeooo:paragraph-rsid="000f4884"/>
    </style:style>
    <style:style style:name="P7" style:family="paragraph" style:parent-style-name="Text_20_body">
      <style:text-properties officeooo:paragraph-rsid="001a187d"/>
    </style:style>
    <style:style style:name="P8" style:family="paragraph" style:parent-style-name="Text_20_body">
      <style:text-properties officeooo:rsid="001a187d" officeooo:paragraph-rsid="001a187d"/>
    </style:style>
    <style:style style:name="P9" style:family="paragraph" style:parent-style-name="Text_20_body">
      <style:text-properties officeooo:paragraph-rsid="00142c8a"/>
    </style:style>
    <style:style style:name="P10" style:family="paragraph" style:parent-style-name="Text_20_body">
      <style:text-properties officeooo:rsid="001adea3" officeooo:paragraph-rsid="001adea3"/>
    </style:style>
    <style:style style:name="P11" style:family="paragraph" style:parent-style-name="Text_20_body" style:list-style-name="L1">
      <style:text-properties officeooo:rsid="00082895" officeooo:paragraph-rsid="00082895"/>
    </style:style>
    <style:style style:name="P12" style:family="paragraph" style:parent-style-name="Text_20_body" style:list-style-name="L1">
      <style:text-properties officeooo:rsid="0014d39d" officeooo:paragraph-rsid="0014d39d"/>
    </style:style>
    <style:style style:name="P13" style:family="paragraph" style:parent-style-name="Text_20_body">
      <style:text-properties officeooo:paragraph-rsid="00142c8a"/>
    </style:style>
    <style:style style:name="P14" style:family="paragraph" style:parent-style-name="Text_20_body">
      <style:text-properties officeooo:paragraph-rsid="001ead2e"/>
    </style:style>
    <style:style style:name="P15" style:family="paragraph" style:parent-style-name="Text_20_body">
      <style:text-properties officeooo:paragraph-rsid="002280df"/>
    </style:style>
    <style:style style:name="P16" style:family="paragraph" style:parent-style-name="Text_20_body">
      <style:text-properties officeooo:paragraph-rsid="00264955"/>
    </style:style>
    <style:style style:name="P17" style:family="paragraph" style:parent-style-name="Text_20_body">
      <style:text-properties fo:font-style="italic" officeooo:paragraph-rsid="002280df" style:font-style-asian="italic" style:font-style-complex="italic"/>
    </style:style>
    <style:style style:name="P18" style:family="paragraph" style:parent-style-name="Heading_20_1">
      <style:text-properties officeooo:rsid="0015ace4" officeooo:paragraph-rsid="0015ace4"/>
    </style:style>
    <style:style style:name="P19" style:family="paragraph" style:parent-style-name="Heading_20_3">
      <style:text-properties fo:font-weight="bold" style:font-weight-asian="bold" style:font-weight-complex="bold"/>
    </style:style>
    <style:style style:name="P20" style:family="paragraph" style:parent-style-name="Heading_20_3">
      <style:text-properties fo:font-weight="bold" officeooo:rsid="001adea3" officeooo:paragraph-rsid="001ead2e" style:font-weight-asian="bold" style:font-weight-complex="bold"/>
    </style:style>
    <style:style style:name="P21" style:family="paragraph" style:parent-style-name="Heading_20_3">
      <style:text-properties fo:font-weight="bold" officeooo:rsid="001a187d" officeooo:paragraph-rsid="001a187d" style:font-weight-asian="bold" style:font-weight-complex="bold"/>
    </style:style>
    <style:style style:name="P22" style:family="paragraph" style:parent-style-name="Heading_20_3">
      <style:text-properties officeooo:paragraph-rsid="0012d2f1"/>
    </style:style>
    <style:style style:name="P23" style:family="paragraph" style:parent-style-name="Heading_20_3">
      <style:text-properties officeooo:rsid="0012d2f1" officeooo:paragraph-rsid="0012d2f1"/>
    </style:style>
    <style:style style:name="P24" style:family="paragraph" style:parent-style-name="Heading_20_3">
      <style:text-properties officeooo:rsid="000b9afa" officeooo:paragraph-rsid="000b9afa"/>
    </style:style>
    <style:style style:name="P25" style:family="paragraph" style:parent-style-name="Heading_20_2">
      <style:text-properties fo:font-weight="bold" officeooo:rsid="00142c8a" officeooo:paragraph-rsid="00142c8a" style:font-weight-asian="bold" style:font-weight-complex="bold"/>
    </style:style>
    <style:style style:name="P26" style:family="paragraph" style:parent-style-name="Heading_20_2">
      <style:text-properties fo:font-weight="bold" officeooo:paragraph-rsid="001ead2e" style:font-weight-asian="bold" style:font-weight-complex="bold"/>
    </style:style>
    <style:style style:name="P27" style:family="paragraph" style:parent-style-name="Heading_20_2">
      <style:text-properties fo:font-weight="bold" officeooo:paragraph-rsid="00264955" style:font-weight-asian="bold" style:font-weight-complex="bold"/>
    </style:style>
    <style:style style:name="P28" style:family="paragraph" style:parent-style-name="Heading_20_2">
      <style:text-properties officeooo:rsid="000f4884" officeooo:paragraph-rsid="000f4884"/>
    </style:style>
    <style:style style:name="T1" style:family="text">
      <style:text-properties fo:font-weight="bold" style:font-weight-asian="bold" style:font-weight-complex="bold"/>
    </style:style>
    <style:style style:name="T2" style:family="text">
      <style:text-properties fo:font-weight="bold" officeooo:rsid="0012d2f1" style:font-weight-asian="bold" style:font-weight-complex="bold"/>
    </style:style>
    <style:style style:name="T3" style:family="text">
      <style:text-properties fo:font-weight="bold" officeooo:rsid="00142c8a" style:font-weight-asian="bold" style:font-weight-complex="bold"/>
    </style:style>
    <style:style style:name="T4" style:family="text">
      <style:text-properties fo:font-weight="bold" officeooo:rsid="001adea3" style:font-weight-asian="bold" style:font-weight-complex="bold"/>
    </style:style>
    <style:style style:name="T5" style:family="text">
      <style:text-properties fo:font-weight="bold" officeooo:rsid="001ead2e" style:font-weight-asian="bold" style:font-weight-complex="bold"/>
    </style:style>
    <style:style style:name="T6" style:family="text">
      <style:text-properties fo:font-weight="bold" officeooo:rsid="00207e05" style:font-weight-asian="bold" style:font-weight-complex="bold"/>
    </style:style>
    <style:style style:name="T7" style:family="text">
      <style:text-properties fo:font-weight="bold" officeooo:rsid="002155bb" style:font-weight-asian="bold" style:font-weight-complex="bold"/>
    </style:style>
    <style:style style:name="T8" style:family="text">
      <style:text-properties fo:font-weight="bold" officeooo:rsid="002280df" style:font-weight-asian="bold" style:font-weight-complex="bold"/>
    </style:style>
    <style:style style:name="T9" style:family="text">
      <style:text-properties fo:font-weight="bold" officeooo:rsid="0022fb6c"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142c8a" style:font-weight-asian="normal" style:font-weight-complex="normal"/>
    </style:style>
    <style:style style:name="T12" style:family="text">
      <style:text-properties fo:font-weight="normal" officeooo:rsid="001a187d" style:font-weight-asian="normal" style:font-weight-complex="normal"/>
    </style:style>
    <style:style style:name="T13" style:family="text">
      <style:text-properties fo:font-weight="normal" officeooo:rsid="001adea3" style:font-weight-asian="normal" style:font-weight-complex="normal"/>
    </style:style>
    <style:style style:name="T14" style:family="text">
      <style:text-properties fo:font-weight="normal" officeooo:rsid="001ead2e" style:font-weight-asian="normal" style:font-weight-complex="normal"/>
    </style:style>
    <style:style style:name="T15" style:family="text">
      <style:text-properties fo:font-weight="normal" officeooo:rsid="00207e05" style:font-weight-asian="normal" style:font-weight-complex="normal"/>
    </style:style>
    <style:style style:name="T16" style:family="text">
      <style:text-properties fo:font-weight="normal" officeooo:rsid="002155bb" style:font-weight-asian="normal" style:font-weight-complex="normal"/>
    </style:style>
    <style:style style:name="T17" style:family="text">
      <style:text-properties fo:font-weight="normal" officeooo:rsid="002280df" style:font-weight-asian="normal" style:font-weight-complex="normal"/>
    </style:style>
    <style:style style:name="T18" style:family="text">
      <style:text-properties fo:font-weight="normal" officeooo:rsid="0022fb6c" style:font-weight-asian="normal" style:font-weight-complex="normal"/>
    </style:style>
    <style:style style:name="T19" style:family="text">
      <style:text-properties fo:font-weight="normal" officeooo:rsid="00241375" style:font-weight-asian="normal" style:font-weight-complex="normal"/>
    </style:style>
    <style:style style:name="T20" style:family="text">
      <style:text-properties fo:font-weight="normal" officeooo:rsid="00258353" style:font-weight-asian="normal" style:font-weight-complex="normal"/>
    </style:style>
    <style:style style:name="T21" style:family="text">
      <style:text-properties fo:font-weight="normal" officeooo:rsid="00264955" style:font-weight-asian="normal" style:font-weight-complex="normal"/>
    </style:style>
    <style:style style:name="T22" style:family="text">
      <style:text-properties fo:font-weight="normal" officeooo:rsid="0027b44a" style:font-weight-asian="normal" style:font-weight-complex="normal"/>
    </style:style>
    <style:style style:name="T23" style:family="text">
      <style:text-properties fo:font-weight="normal" officeooo:rsid="00293495" style:font-weight-asian="normal" style:font-weight-complex="normal"/>
    </style:style>
    <style:style style:name="T24" style:family="text">
      <style:text-properties officeooo:rsid="000ff5be"/>
    </style:style>
    <style:style style:name="T25" style:family="text">
      <style:text-properties officeooo:rsid="0012d2f1"/>
    </style:style>
    <style:style style:name="T26" style:family="text">
      <style:text-properties fo:font-style="italic" officeooo:rsid="0012d2f1"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0171cfd" style:font-style-asian="italic" style:font-weight-asian="normal" style:font-style-complex="italic" style:font-weight-complex="normal"/>
    </style:style>
    <style:style style:name="T29" style:family="text">
      <style:text-properties fo:font-style="italic" fo:font-weight="normal" officeooo:rsid="002280df" style:font-style-asian="italic" style:font-weight-asian="normal" style:font-style-complex="italic" style:font-weight-complex="normal"/>
    </style:style>
    <style:style style:name="T30" style:family="text">
      <style:text-properties fo:font-style="italic" fo:font-weight="normal" officeooo:rsid="00264955" style:font-style-asian="italic" style:font-weight-asian="normal" style:font-style-complex="italic" style:font-weight-complex="normal"/>
    </style:style>
    <style:style style:name="T31" style:family="text">
      <style:text-properties fo:font-style="italic" fo:font-weight="normal" officeooo:rsid="0027b44a" style:font-style-asian="italic" style:font-weight-asian="normal" style:font-style-complex="italic" style:font-weight-complex="normal"/>
    </style:style>
    <style:style style:name="T32" style:family="text">
      <style:text-properties officeooo:rsid="00142c8a"/>
    </style:style>
    <style:style style:name="T33" style:family="text">
      <style:text-properties officeooo:rsid="0014d39d"/>
    </style:style>
    <style:style style:name="T34" style:family="text">
      <style:text-properties officeooo:rsid="0015ace4"/>
    </style:style>
    <style:style style:name="T35" style:family="text">
      <style:text-properties officeooo:rsid="001a187d"/>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7b44a" style:font-style-asian="normal" style:font-weight-asian="normal" style:font-style-complex="normal" style:font-weight-complex="normal"/>
    </style:style>
    <style:style style:name="T38" style:family="text">
      <style:text-properties officeooo:rsid="001ead2e"/>
    </style:style>
    <style:style style:name="T39" style:family="text">
      <style:text-properties officeooo:rsid="00207e05"/>
    </style:style>
    <style:style style:name="T40" style:family="text">
      <style:text-properties officeooo:rsid="0022fb6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Game Design Document</text:h>
      <text:p text:style-name="Text_20_body"/>
      <text:h text:style-name="Heading_20_2" text:outline-level="2">Description</text:h>
      <text:p text:style-name="P1"><text:tab/>Le jeu est une sorte de <text:span text:style-name="T1">RPG</text:span>, mais où on gère une petite tribu préhistorique nomade (~ 5 à 30 membres) au lieu d'un simple personnage. La tribu cherche à survivre face à la nature (faim, froid, maladie, bêtes sauvages...), et face aux autres clans hostiles qu'elle pourrait rencontrer sur son chemin.</text:p>
      <text:p text:style-name="P1"><text:tab/>L'ambiance sera plutôt <text:span text:style-name="T1">sombre</text:span> et mystérieuse, mettant en scène un univers vaste, inconnu et inquiétant. Les dimensions d'<text:span text:style-name="T1">exploration </text:span><text:span text:style-name="T10">et de </text:span><text:span text:style-name="T1">liberté</text:span> auront une grande importance avec une carte vaste générée aléatoirement. Il y aura différentes structures prédéfinies permettant de mettre en scène le <text:span text:style-name="T1">scénario principal</text:span>, mais celui-ci ne sera pas une ornière pour guider le joueur : l'objectif est de réaliser un <text:span text:style-name="T1">monde ouvert</text:span><text:span text:style-name="T10">.</text:span></text:p>
      <text:h text:style-name="P26" text:outline-level="2"><text:span text:style-name="T38">Les clans</text:span></text:h>
      <text:p text:style-name="P9"><text:span text:style-name="T1"><text:tab/></text:span></text:p>
      <text:p text:style-name="P16"><text:span text:style-name="T14"><text:tab/>Le joueur se positionne en tant que dieu de la tribu, c'est-à-dire qu'il peut contrôler tous ses membres. Il dispose aussi de pouvoirs qu'il va développer au fur et à mesure que la foi de ses partisans va grandir. </text:span><text:span text:style-name="T21">La foi serait donc quantifiable </text:span><text:span text:style-name="T30">(à compléter).</text:span></text:p>
      <text:p text:style-name="P16"><text:span text:style-name="T5">Maîtres</text:span></text:p>
      <text:p text:style-name="P14"><text:span text:style-name="T14"><text:tab/>Le joueur pourra désigner pour chaque caractéristique un maître dans sa tribu, qui excelle dans celle-ci.</text:span></text:p>
      <text:h text:style-name="P20" text:outline-level="3"><text:span text:style-name="T4">Composition de la tribu au début du jeu</text:span></text:h>
      <text:h text:style-name="Heading_20_2" text:outline-level="2"><text:span text:style-name="T38">Les c</text:span>lan<text:span text:style-name="T38">s</text:span> PnJ</text:h>
      <text:p text:style-name="Text_20_body"><text:tab/><text:span text:style-name="T38">Lors de son aventure, le joueur pourra rencontrer de nombreux clans non joueurs </text:span><text:span text:style-name="T39">gérés par une intelligence artificielle. Ceux-ci peuvent être nomades ou sédentaires, agressifs, neutres ou amicaux. Chaque clan sera le représentant d'une culture et d'un génome. Il peut y avoir par contre plusieurs clans représentant une ethnie, par exemple un clan représentant des hommes des montagnes étant restés à la montagne et un autre parti un peu à l'aventure en tant que nomade. Les clans resteront quand même plus ou moins proches de leur terre d'origine.</text:span></text:p>
      <text:p text:style-name="Text_20_body"><text:span text:style-name="T39"><text:tab/>Les rencontres seront l'occasion pour le joueur d'élargir son champ de connaissances, et de développer par exemple de nouvelles technologies. Par exemple, un clan d'hommes des glaces, habitué à chasser du mammouth, pourrait avoir la technologie de la taille d'os pour créer ses outils. Le joueur aura tout intérêt à s'accaparer de cette technologie pour survivre dans cette zone où les silex par exemple seront plus rares, mais cette technologie peut perdre son intérêt en dehors de la zone où on l'a apprise.</text:span></text:p>
      <text:p text:style-name="Standard"><text:span text:style-name="T39"><text:tab/>La </text:span><text:span text:style-name="T6">transmission de technologie</text:span><text:span text:style-name="T39"> peut se faire </text:span><text:span text:style-name="T6">amicalement</text:span><text:span text:style-name="T15">, c'est-à-dire que le </text:span><text:soft-page-break/><text:span text:style-name="T15">joueur pourra communiquer en bon termes avec la tribu rencontrée, et un échange de connaissances pourra se faire entre les deux tribus, en </text:span><text:span text:style-name="T16">tant que transaction équitable. </text:span><text:span text:style-name="T23">En fonction du niveau entre les deux tribus, la deuxième tribu acceptera de transmettre une plus ou moins grande proportion de ses connaissances à la tribu du joueur.</text:span></text:p>
      <text:p text:style-name="Standard"><text:span text:style-name="T16"><text:tab/>On peut aussi la faire </text:span><text:span text:style-name="T7">sournoisement</text:span><text:span text:style-name="T16">, par espionnage : si les compétences des membres le permettent, pour une tribu adverse peu encline à l'échange, il pourra envoyer des membres de son clan espionner ce qu'il se passe dans la tribu adverse, sans l'alerter. Cet espionnage pourra se faire de l'extérieur de la tribu ou par infiltration selon les qualités des personnages. </text:span><text:span text:style-name="T17">Des sortilèges lancés par le shaman ou par vous-même pourront aider dans cette entreprise. </text:span></text:p>
      <text:p text:style-name="P15"><text:span text:style-name="T16"><text:tab/></text:span><text:span text:style-name="T17">Enfin, on pourra s'accaparer des technologies des autres tribus </text:span><text:span text:style-name="T8">par la force</text:span><text:span text:style-name="T17">. C'est le moyen le moins efficace : il ne marchera que sur les tribus avec une foi inférieure à celle du joueur, ou ayant des caractéristiques ethniques particulières </text:span><text:span text:style-name="T29">(à déterminer)</text:span><text:span text:style-name="T17">. En effet, le moteur de la transmission de technologie n'est pas vraiment la force mais plus la peur que la tribu du joueur va inspirer en vainquant la tribu adverse. Certaines tribus adverses préféreront garder leur savoir secret. </text:span><text:span text:style-name="T19">Cette transmission se produira après un combat entre les deux champions des tribus gagné par le joueur, ou après une bataille générale entre les deux </text:span><text:span text:style-name="T20">clans</text:span><text:span text:style-name="T19">. </text:span><text:span text:style-name="T17">De plus, la vitesse d'apprentissage dépendra aussi de ces caractéristiques spéciales que la tribu aura.</text:span></text:p>
      <text:p text:style-name="Standard"><text:span text:style-name="T17"><text:tab/></text:span><text:span text:style-name="T18">Pour ce qui est de la </text:span><text:span text:style-name="T9">transmission de</text:span><text:span text:style-name="T18"> </text:span><text:span text:style-name="T9">génome</text:span><text:span text:style-name="T18">, lorsqu'on aura bâti une amitié suffisante avec une tribu extérieure, on pourra engager des membres de l'autre tribu dans la nôtre, qui seraient volontaires. L'objectif à long terme étant de les accoupler avec des femmes de notre clan, et ainsi diversifier le génome de la tribu, pour obtenir des caractéristiques plus avantageuses sur les prochaines progénitures de la tribu. L'accouplement peut aussi se faire di</text:span><text:span text:style-name="T19">r</text:span><text:span text:style-name="T18">ectement </text:span><text:span text:style-name="T21">par séduction d'un homme du clan non joueur par une femme </text:span><text:span text:style-name="T22">qui disposera d'un taux de charme assez élevé. Ce taux pourra être modifié par la propreté, l'habillement de la fille et son intelligence </text:span><text:span text:style-name="T31">(?)</text:span><text:span text:style-name="T37">. Bien sûr, le facteur génétique sera important, et la plupart des individus seront plus ou moins prédisposés à être attrayants.</text:span></text:p>
      <text:p text:style-name="P17"><text:span text:style-name="T22"><text:tab/>Il pourrait aussi être sympa aussi d'avoir intérêt à aller séduire les femmes de l'autre clan afin de répandre son génome. On pourrait matérialiser cet intérêt par faire que la progéniture ait un certain lien avec le dieu de la tribu, c'est-à-dire qu'il pourrait canaliser du mana lui aussi, et donner sa vision au dieu sous certaines circonstances (pouvoirs spéciaux par exemple).</text:span></text:p>
      <text:h text:style-name="P27" text:outline-level="2"><text:span text:style-name="T40">Caractéristiques d'un personnage</text:span></text:h>
      <text:p text:style-name="P16"><text:span text:style-name="T13"><text:tab/>La tribu sera constituée de différents individus mâles ou femelles qui auront chacun des </text:span><text:span text:style-name="T4">compétences</text:span><text:span text:style-name="T13"> et des </text:span><text:span text:style-name="T4">caractéristiques</text:span><text:span text:style-name="T13"> différentes. Ils pourront être affectés d'</text:span><text:span text:style-name="T4">états</text:span><text:span text:style-name="T13"> et auront chacun une barre de vie spécifique. La mana ne sera pas individuelle mais commune à tout le clan qui va chercher collectivement à la canaliser. Elle pourra être utilisée indépendamment par les différents membres du clan qui seront capables de l'utiliser. </text:span></text:p>
      <text:h text:style-name="Heading_20_2" text:outline-level="2"><text:soft-page-break/>Caractéristiques d'un personnage</text:h>
      <text:p text:style-name="P3"><text:tab/>On va distinguer chez chaque personnage ses caractéristiques de ses compétences :</text:p>
      <text:p text:style-name="P3">→ Ses caractéristiques sont ses caractéristiques personnelles. Elles seront au nombre de 3 : la <text:span text:style-name="T1">force</text:span>, l'<text:span text:style-name="T1">agilité</text:span>, l'<text:span text:style-name="T1">intelligence </text:span><text:span text:style-name="T11">(connaissances) </text:span><text:span text:style-name="T28">rajouter « résistance », comprenant résistance au froid, aux coups, endurance ?</text:span>.</text:p>
      <text:p text:style-name="P5"><text:span text:style-name="T25">→ Ses compétences représentent les </text:span><text:span text:style-name="T2">techniques</text:span><text:span text:style-name="T25"> que le personnage va maîtriser plus ou moins bien. Elles sont liées à ses caractéristiques : lorsque le personnage augmente une caractéristique, les compétences qui dépendent de cette caractéristique seront améliorées, et réciproquement. </text:span><text:span text:style-name="T26">(à voir comment, un lien direct n'est pas intéressant)</text:span></text:p>
      <text:p text:style-name="P5"><text:tab/><text:span text:style-name="T25">L'intérêt des caractéristiques est multiple : cela va permettre de voir pour quelles compétences le personnage a des prédispositions, et de faciliter l'apprentissage d'une compétence qui demande une caractéristique déjà haute chez le personnage. Par exemple, s'il a développé sa force en chassant, en faisant des pompes, etc, il aura plus de facilités à développer sa compétence de combat qu'un pauvre gamin chétif en siège roulant. Enfin pas roulant parce que la roue ça existait pas encore.</text:span></text:p>
      <text:p text:style-name="P5"><text:tab/><text:span text:style-name="T32">L'autre utilité est la génétique : on aura un certain nombre de points dans chaque caractéristique à la naissance, et une capacité à les développer, et aussi un seuil maximal. Celles-ci seront transmises avec un certain facteur aléatoire à la génération suivante. Par exemple un personnage né chétif va avoir peu de force de base, et il sera limité en force : il peut faire de la muscu mais il ne deviendra jamais Hulk. Il va falloir pratiquer l'eugénisme dans une certaine mesure pour avoir un clan le plus adapté possible.</text:span></text:p>
      <text:h text:style-name="P28" text:outline-level="2">Compétences d'un personnage</text:h>
      <text:p text:style-name="P6"><text:tab/><text:span text:style-name="T34">Les compétences, comme expliqué plus haut, correspondent aux techniques que le personnage va développer. [...]</text:span></text:p>
      <text:p text:style-name="P6"><text:tab/><text:span text:style-name="T34">L'intérêt de la séparation entre les caractéristiques et les compétences est que l'on va pouvoir développer une compétence en fonction de ses caractéristiques, et donc ne pas avoir exactement la même compétence qu'un autre personnage. Chaque compétence pourra donc être développée de plusieurs manières différentes. Par exemple, pour le combat, certains pourront développer une technique basée sur la force, avec des gros coups de masse et d'autres sur l'agilité, avec de la vitesse et de l'évitement.</text:span></text:p>
      <text:p text:style-name="P6"><text:tab/><text:span text:style-name="T34">Le niveau de compétence va surtout influer sur le résultat de l'action réalisée : un chasseur utilisant des pièges (intelligence) par rapport à un qui va chasser de manière embusquée à l'arc (agilité) ramèneront environ la même quantité de nourriture s'ils ont une compétence égale.</text:span></text:p>
      <text:p text:style-name="P6"><text:tab/><text:span text:style-name="T35">Les compétences peuvent se développer seul en la pratiquant, mais l'apprentissage est accéléré lorsqu'elle est pratiquée avec un autre individu qui la maîtrise mieux. L'apprentissage est aussi accéléré lorsque la personne concernée est jeune. </text:span></text:p>
      <text:h text:style-name="Heading_20_3" text:outline-level="3"><text:soft-page-break/>Chasse</text:h>
      <text:h text:style-name="P22" text:outline-level="3">Combat</text:h>
      <text:h text:style-name="Heading_20_3" text:outline-level="3">Construction</text:h>
      <text:h text:style-name="P23" text:outline-level="3">Crafting (artisanat)</text:h>
      <text:p text:style-name="P7"><text:tab/><text:span text:style-name="T25">Le crafting correspond à la technique de fabrication d'objets, principalement des armes, des vêtements...</text:span></text:p>
      <text:p text:style-name="P4"><text:tab/>Différentes technologies telles que la taille du silex, l'archerie, la taille de l'ivoire devront être débloquées par des événements spéciaux comme la rencontre avec un autre clan, la découverte d'objets spéciaux dans un site abandonné, ou après une quête spirituelle. Dans la lignée d'une technologie, le niveau de compétence d'un personnage lui permettra d'imaginer des objets plus complexes au fil du temps. Il pourra aussi combiner les différentes technologies qu'il connaît afin d'élaborer des objets hybrides.</text:p>
      <text:h text:style-name="Heading_20_3" text:outline-level="3">Médecine</text:h>
      <text:h text:style-name="Heading_20_3" text:outline-level="3">Récolte</text:h>
      <text:p text:style-name="P2"><text:tab/>La compétence de récolte est la capacité du personnage à voir les éléments naturels à récolter, comme des champignons, des baies ou des plantes particulières qui peuvent être nécessaire pour concocter des soins.</text:p>
      <text:p text:style-name="P2"><text:tab/><text:span text:style-name="T24">Un personnage qui aura des meilleures compétences en récolte pourra voir des éléments qu'un autre ne pourra pas voir (ils apparaîtront quand on aura sélectionné le bon personnage). De plus, la récolte sera plus fructueuse pour la personne la plus compétente (par exemple il récupérera plus de baies à partir d'un même buisson).</text:span></text:p>
      <text:h text:style-name="Heading_20_3" text:outline-level="3">Religion / <text:span text:style-name="T33">magie</text:span></text:h>
      <text:h text:style-name="P25" text:outline-level="2">États d'un personnage</text:h>
      <text:p text:style-name="P9"><text:span text:style-name="T3"><text:tab/></text:span><text:span text:style-name="T12">Un personnage aura différents états auquel il devra faire attention qui pourront affecter ses caractéristiques.</text:span></text:p>
      <text:h text:style-name="P21" text:outline-level="3">États permanents</text:h>
      <text:p text:style-name="P7"><text:span text:style-name="T12"><text:tab/>Les états permanents se manifesteront par la présence d'une jauge. En dessous d'un certain niveau critique, elles peuvent affecter la vie </text:span><text:span text:style-name="T13">ou les caractéristiques du personnage. Sinon elles ne modifient en rien son comportement.</text:span></text:p>
      <text:p text:style-name="P10"><text:span text:style-name="T13">O</text:span><text:span text:style-name="T10">n aura la </text:span><text:span text:style-name="T1">faim / soif</text:span><text:span text:style-name="T10">, la </text:span><text:span text:style-name="T1">fatigue</text:span><text:span text:style-name="T10"> et le </text:span><text:span text:style-name="T1">froid</text:span><text:span text:style-name="T10">.</text:span></text:p>
      <text:h text:style-name="P19" text:outline-level="3">États passagers</text:h>
      <text:p text:style-name="P8"><text:span text:style-name="T10"><text:tab/></text:span><text:span text:style-name="T13">On pourra affecter des états temporaires aux différents individus par le biais de la magie, lors de combats ou autres.</text:span></text:p>
      <text:p text:style-name="P10"><text:soft-page-break/><text:span text:style-name="T13">B</text:span><text:span text:style-name="T10">lessé </text:span><text:span text:style-name="T27">(ptet en plus de la barre de vie, genre si le mec il s'est pété une jambe faut le trimballer et le protéger en attendant qu'il se remette)</text:span><text:span text:style-name="T36">, empoisonné, malade, motivé (par un sort), effrayé, mode berserk, aveuglé, en transe...</text:span></text:p>
      <text:h text:style-name="Heading_20_2" text:outline-level="2">Biomes</text:h>
      <text:h text:style-name="P24" text:outline-level="3">Forêt</text:h>
      <text:h text:style-name="P24" text:outline-level="3">Plaine</text:h>
      <text:h text:style-name="P24" text:outline-level="3">Montagne</text:h>
      <text:h text:style-name="Heading_20_3" text:outline-level="3">Désert</text:h>
      <text:h text:style-name="Heading_20_3" text:outline-level="3">Jungle</text:h>
      <text:h text:style-name="Heading_20_3" text:outline-level="3">Côte</text:h>
      <text:h text:style-name="Heading_20_3" text:outline-level="3">Glace</text:h>
      <text:p text:style-name="Text_20_body"/>
      <text:p text:style-name="Text_20_body"/>
      <text:h text:style-name="Heading_20_2" text:outline-level="2">Idées</text:h>
      <text:list xml:id="list169554678" text:style-name="L1">
        <text:list-item>
          <text:p text:style-name="P11">Maps : dans la mémoire des villageois ?</text:p>
        </text:list-item>
        <text:list-item>
          <text:p text:style-name="P12">Ce serait sympa d'essayer de faire ressentir inconsciemment les événements naturels ou magiques qui vont arriver par une série d'indices. Par exemple, lorsqu'un démon arrive, augmenter le vent, l'agitation des animaux de forêt, baisser le chant des oiseaux, assombrir l'atmosphère...</text:p>
          <text:p text:style-name="P12">Pour des événements marquants, il faudrait les faire sentir avec des indices marqués et un changement de musique de fond par exemple.</text:p>
          <text:p text:style-name="P12">L'intérêt serait que ça ne soit pas trop prévisible : ce genre d'indices peut se manifester alors qu'il n'y a rien, et réciproquement il peut ne pas y avoir d'indice ou des indices assez faibles pour un événement plus fai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Cantarell" svg:font-family="Cantarell"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ntarel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ntarell"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3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ab-stops>
          <style:tab-stop style:position="2.2cm"/>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Vallet</meta:initial-creator>
    <meta:creation-date>2013-12-27T17:22:15.231022905</meta:creation-date>
    <dc:date>2014-03-11T23:32:53</dc:date>
    <dc:creator>Paul Vallet</dc:creator>
    <meta:editing-duration>PT10H16M9S</meta:editing-duration>
    <meta:editing-cycles>22</meta:editing-cycles>
    <meta:generator>LibreOffice/3.6$Linux_x86 LibreOffice_project/360m1$Build-2</meta:generator>
    <meta:document-statistic meta:table-count="0" meta:image-count="0" meta:object-count="0" meta:page-count="5" meta:paragraph-count="63" meta:word-count="1762" meta:character-count="11157" meta:non-whitespace-character-count="9431"/>
  </office:meta>
</office:document-meta>
</file>